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standard">
      <style:graphic-properties svg:stroke-color="#ff0000" draw:fill-color="#fd7995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2" style:family="graphic" style:parent-style-name="standard">
      <style:graphic-properties draw:stroke="none" draw:fill="solid" draw:fill-color="#fd7995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3" style:family="graphic" style:parent-style-name="standard">
      <style:graphic-properties svg:stroke-color="#0000ff" draw:fill-color="#5fa5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4" style:family="graphic" style:parent-style-name="standard">
      <style:graphic-properties draw:stroke="none" draw:fill="solid" draw:fill-color="#5fa5ff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5" style:family="graphic" style:parent-style-name="standard">
      <style:graphic-properties svg:stroke-color="#a0522d" draw:fill-color="#bb9583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6" style:family="graphic" style:parent-style-name="standard">
      <style:graphic-properties draw:stroke="none" draw:fill="solid" draw:fill-color="#bb9583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7" style:family="graphic" style:parent-style-name="standard">
      <style:graphic-properties svg:stroke-color="#32cd32" draw:fill-color="#ccf4c6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8" style:family="graphic" style:parent-style-name="standard">
      <style:graphic-properties draw:stroke="none" draw:fill="none" draw:fill-color="#ffff00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9" style:family="graphic" style:parent-style-name="standard">
      <style:graphic-properties svg:stroke-color="#ff7f00" draw:fill-color="#ffbc7a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10" style:family="graphic" style:parent-style-name="standard">
      <style:graphic-properties draw:stroke="none" draw:fill="solid" draw:fill-color="#ffbc7a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11" style:family="graphic" style:parent-style-name="standard">
      <style:graphic-properties svg:stroke-color="#ff69b4" draw:fill-color="#ffc7eb" draw:textarea-horizontal-align="justify" draw:textarea-vertical-align="top" draw:auto-grow-height="false" fo:min-height="4.651cm" fo:min-width="4.8cm" fo:padding-top="0.1cm" fo:padding-bottom="0.1cm" fo:padding-left="0.1cm" fo:padding-right="0.1cm"/>
    </style:style>
    <style:style style:name="gr12" style:family="graphic" style:parent-style-name="standard">
      <style:graphic-properties draw:stroke="none" draw:stroke-dash="Ultrafine_20_Dashed" svg:stroke-color="#3465a4" draw:fill="solid" draw:fill-color="#ffc7eb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13" style:family="graphic" style:parent-style-name="standard">
      <style:graphic-properties svg:stroke-color="#8e03a3" draw:fill-color="#c68eff" draw:textarea-horizontal-align="justify" draw:textarea-vertical-align="top" draw:auto-grow-height="false" fo:min-height="3.6cm" fo:min-width="5.35cm" fo:padding-top="0.1cm" fo:padding-bottom="0.1cm" fo:padding-left="0.1cm" fo:padding-right="0.1cm"/>
    </style:style>
    <style:style style:name="gr14" style:family="graphic" style:parent-style-name="standard">
      <style:graphic-properties svg:stroke-color="#00caca" draw:fill-color="#9fff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15" style:family="graphic" style:parent-style-name="standard">
      <style:graphic-properties draw:stroke="none" draw:fill="solid" draw:fill-color="#9fffff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false" fo:min-height="0.2cm" fo:min-width="6cm"/>
    </style:style>
    <style:style style:name="gr17" style:family="graphic" style:parent-style-name="objectwithoutfill">
      <style:graphic-properties svg:stroke-width="0.02cm" svg:stroke-color="#32cd32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8" style:family="graphic" style:parent-style-name="objectwithoutfill">
      <style:graphic-properties svg:stroke-width="0.02cm" svg:stroke-color="#ff69b4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19" style:family="graphic" style:parent-style-name="objectwithoutfill">
      <style:graphic-properties draw:stroke="solid" draw:stroke-dash="Fine_20_Dashed" svg:stroke-width="0.02cm" svg:stroke-color="#ff69b4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0" style:family="graphic" style:parent-style-name="objectwithoutfill">
      <style:graphic-properties draw:stroke="dash" draw:stroke-dash="Fine_20_Dashed" svg:stroke-width="0.02cm" svg:stroke-color="#8e03a3" draw:marker-start-width="0.23cm" draw:marker-end="Extrémités_20_de_20_flèche_20_2" draw:marker-end-width="0.33cm" draw:fill="none" draw:textarea-vertical-align="middle" fo:padding-top="0cm" fo:padding-bottom="0cm" fo:padding-left="0.26cm" fo:padding-right="0.26cm"/>
    </style:style>
    <style:style style:name="gr21" style:family="graphic" style:parent-style-name="objectwithoutfill">
      <style:graphic-properties draw:stroke="solid" draw:stroke-dash="Fine_20_Dashed" svg:stroke-width="0.02cm" svg:stroke-color="#ff7f00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2" style:family="graphic" style:parent-style-name="objectwithoutfill">
      <style:graphic-properties svg:stroke-width="0.02cm" svg:stroke-color="#0000ff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width="0.02cm" svg:stroke-color="#ff0000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4" style:family="graphic" style:parent-style-name="objectwithoutfill">
      <style:graphic-properties svg:stroke-width="0.02cm" svg:stroke-color="#a0522d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25" style:family="graphic" style:parent-style-name="objectwithoutfill">
      <style:graphic-properties draw:stroke="dash" draw:stroke-dash="Fine_20_Dashed" svg:stroke-width="0.02cm" svg:stroke-color="#8e03a3" draw:marker-start-width="0.23cm" draw:marker-end="Extrémités_20_de_20_flèche_20_2" draw:marker-end-width="0.33cm" draw:fill="none" draw:textarea-vertical-align="middle" fo:padding-top="2cm" fo:padding-bottom="0cm" fo:padding-left="0.26cm" fo:padding-right="0.26cm"/>
    </style:style>
    <style:style style:name="gr26" style:family="graphic" style:parent-style-name="standard">
      <style:graphic-properties draw:stroke="none" draw:fill="none" draw:textarea-horizontal-align="justify" draw:textarea-vertical-align="middle" draw:auto-grow-height="false" fo:min-height="1.376cm" fo:min-width="18.326cm"/>
    </style:style>
    <style:style style:name="gr27" style:family="graphic" style:parent-style-name="standard">
      <style:graphic-properties svg:stroke-color="#666666" draw:fill-color="#cccccc" draw:textarea-horizontal-align="left" draw:textarea-vertical-align="top" draw:auto-grow-height="false" fo:min-height="1.6cm" fo:min-width="18.801cm" fo:padding-top="0.1cm" fo:padding-bottom="0.1cm" fo:padding-left="0.1cm" fo:padding-right="0.1cm"/>
    </style:style>
    <style:style style:name="gr28" style:family="graphic" style:parent-style-name="objectwithoutfill">
      <style:graphic-properties draw:stroke="dash" draw:stroke-dash="Fine_20_Dashed" svg:stroke-color="#666666" draw:fill="none" draw:textarea-vertical-align="middle"/>
    </style:style>
    <style:style style:name="gr29" style:family="graphic" style:parent-style-name="standard">
      <style:graphic-properties draw:stroke="none" draw:stroke-dash="Ultrafine_20_Dashed" svg:stroke-color="#3465a4" draw:fill="solid" draw:fill-color="#c68eff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30" style:family="graphic" style:parent-style-name="objectwithoutfill">
      <style:graphic-properties svg:stroke-width="0.02cm" svg:stroke-color="#8e03a3" draw:marker-start-width="0.23cm" draw:marker-end="Extrémités_20_de_20_flèche_20_2" draw:marker-end-width="0.33cm" draw:fill="none" draw:textarea-vertical-align="middle" fo:padding-top="0.135cm" fo:padding-bottom="0.135cm" fo:padding-left="0.26cm" fo:padding-right="0.26cm"/>
    </style:style>
    <style:style style:name="gr31" style:family="graphic" style:parent-style-name="objectwithoutfill">
      <style:graphic-properties svg:stroke-width="0cm" svg:stroke-color="#ff69b4" draw:marker-start-width="0.2cm" draw:marker-end="Extrémités_20_de_20_flèche_20_2" draw:marker-end-width="0.3cm" draw:fill="none" draw:textarea-vertical-align="middle" fo:padding-top="0.125cm" fo:padding-bottom="0.125cm" fo:padding-left="0.25cm" fo:padding-right="0.25cm"/>
    </style:style>
    <style:style style:name="gr32" style:family="graphic" style:parent-style-name="standard" style:list-style-name="L1">
      <style:graphic-properties svg:stroke-color="#0000ff" draw:fill-color="#5fa5ff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33" style:family="graphic" style:parent-style-name="standard" style:list-style-name="L1">
      <style:graphic-properties svg:stroke-color="#ff0000" draw:fill-color="#fd7995" draw:textarea-horizontal-align="justify" draw:textarea-vertical-align="top" draw:auto-grow-height="false" fo:min-height="2.551cm" fo:min-width="5.602cm" fo:padding-top="0.1cm" fo:padding-bottom="0.1cm" fo:padding-left="0.1cm" fo:padding-right="0.1cm"/>
    </style:style>
    <style:style style:name="gr34" style:family="graphic" style:parent-style-name="standard" style:list-style-name="L1">
      <style:graphic-properties svg:stroke-color="#8e03a3" draw:fill-color="#c68eff" draw:textarea-horizontal-align="justify" draw:textarea-vertical-align="top" draw:auto-grow-height="false" fo:min-height="3.501cm" fo:min-width="7.215cm" fo:padding-top="0.1cm" fo:padding-bottom="0.1cm" fo:padding-left="0.05cm" fo:padding-right="0.05cm"/>
    </style:style>
    <style:style style:name="gr35" style:family="graphic" style:parent-style-name="standard">
      <style:graphic-properties draw:stroke="none" draw:fill="solid" draw:fill-color="#c68eff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36" style:family="graphic" style:parent-style-name="standard" style:list-style-name="L1">
      <style:graphic-properties svg:stroke-color="#ff69b4" draw:fill-color="#ffc7eb" draw:textarea-horizontal-align="justify" draw:textarea-vertical-align="top" draw:auto-grow-height="false" fo:min-height="4.651cm" fo:min-width="4.8cm" fo:padding-top="0.1cm" fo:padding-bottom="0.1cm" fo:padding-left="0.1cm" fo:padding-right="0.1cm"/>
    </style:style>
    <style:style style:name="gr37" style:family="graphic" style:parent-style-name="standard">
      <style:graphic-properties draw:stroke="none" draw:fill="solid" draw:fill-color="#ffc7eb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38" style:family="graphic" style:parent-style-name="standard" style:list-style-name="L1">
      <style:graphic-properties svg:stroke-color="#32cd32" draw:fill-color="#ccf4c6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39" style:family="graphic" style:parent-style-name="standard">
      <style:graphic-properties draw:stroke="none" draw:fill="solid" draw:fill-color="#ccf4c6" draw:textarea-horizontal-align="left" draw:textarea-vertical-align="middle" draw:auto-grow-height="true" fo:min-height="0cm" fo:min-width="0cm" fo:padding-top="0cm" fo:padding-bottom="0cm" fo:padding-left="0.1cm" fo:padding-right="0.1cm"/>
    </style:style>
    <style:style style:name="gr40" style:family="graphic" style:parent-style-name="standard" style:list-style-name="L1">
      <style:graphic-properties svg:stroke-color="#a0522d" draw:fill-color="#bb9583" draw:textarea-horizontal-align="justify" draw:textarea-vertical-align="top" draw:auto-grow-height="false" fo:min-height="3.6cm" fo:min-width="4.8cm" fo:padding-top="0.1cm" fo:padding-bottom="0.1cm" fo:padding-left="0.1cm" fo:padding-right="0.1cm"/>
    </style:style>
    <style:style style:name="gr41" style:family="graphic" style:parent-style-name="standard">
      <style:graphic-properties svg:stroke-color="#ff7f00" draw:fill-color="#ffbc7a" draw:textarea-horizontal-align="justify" draw:textarea-vertical-align="top" draw:auto-grow-height="false" fo:min-height="2.651cm" fo:min-width="3.501cm" fo:padding-top="0.1cm" fo:padding-bottom="0.1cm" fo:padding-left="0.05cm" fo:padding-right="0.05cm"/>
    </style:style>
    <style:style style:name="gr42" style:family="graphic" style:parent-style-name="standard" style:list-style-name="L1">
      <style:graphic-properties svg:stroke-color="#00caca" draw:fill-color="#9fffff" draw:textarea-horizontal-align="justify" draw:textarea-vertical-align="top" draw:auto-grow-height="false" fo:min-height="2.551cm" fo:min-width="5.602cm" fo:padding-top="0.1cm" fo:padding-bottom="0.1cm" fo:padding-left="0.1cm" fo:padding-right="0.1cm"/>
    </style:style>
    <style:style style:name="gr43" style:family="graphic" style:parent-style-name="standard" style:list-style-name="L1">
      <style:graphic-properties svg:stroke-color="#00caca" draw:fill-color="#9fffff" draw:textarea-horizontal-align="justify" draw:textarea-vertical-align="top" draw:auto-grow-height="false" fo:min-height="2.551cm" fo:min-width="5.602cm" fo:padding-top="0.1cm" fo:padding-bottom="0.1cm" fo:padding-left="0.1cm" fo:padding-right="0.1cm"/>
    </style:style>
    <style:style style:name="gr44" style:family="graphic" style:parent-style-name="standard" style:list-style-name="L1">
      <style:graphic-properties svg:stroke-color="#00caca" draw:fill-color="#9fffff" draw:textarea-horizontal-align="justify" draw:textarea-vertical-align="top" draw:auto-grow-height="false" fo:min-height="2.551cm" fo:min-width="5.602cm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d7995"/>
      <style:paragraph-properties fo:text-align="center"/>
      <style:text-properties fo:font-size="9pt" style:font-size-asian="18pt" style:font-size-complex="18pt"/>
    </style:style>
    <style:style style:name="P4" style:family="paragraph">
      <loext:graphic-properties draw:fill="solid" draw:fill-color="#fd7995"/>
      <style:paragraph-properties fo:text-align="start" style:writing-mode="lr-tb"/>
      <style:text-properties fo:font-size="9pt"/>
    </style:style>
    <style:style style:name="P5" style:family="paragraph">
      <loext:graphic-properties draw:fill-color="#5fa5ff"/>
      <style:paragraph-properties fo:text-align="center"/>
      <style:text-properties fo:font-size="9pt" style:font-size-asian="18pt" style:font-size-complex="18pt"/>
    </style:style>
    <style:style style:name="P6" style:family="paragraph">
      <loext:graphic-properties draw:fill="solid" draw:fill-color="#5fa5ff"/>
      <style:paragraph-properties fo:text-align="start" style:writing-mode="lr-tb"/>
      <style:text-properties fo:font-size="9pt"/>
    </style:style>
    <style:style style:name="P7" style:family="paragraph">
      <loext:graphic-properties draw:fill-color="#bb9583"/>
      <style:paragraph-properties fo:text-align="center"/>
      <style:text-properties fo:font-size="9pt" style:font-size-asian="18pt" style:font-size-complex="18pt"/>
    </style:style>
    <style:style style:name="P8" style:family="paragraph">
      <loext:graphic-properties draw:fill="solid" draw:fill-color="#bb9583"/>
      <style:paragraph-properties fo:text-align="start" style:writing-mode="lr-tb"/>
      <style:text-properties fo:font-size="9pt"/>
    </style:style>
    <style:style style:name="P9" style:family="paragraph">
      <loext:graphic-properties draw:fill-color="#ccf4c6"/>
      <style:paragraph-properties fo:text-align="center"/>
      <style:text-properties fo:font-size="9pt" style:font-size-asian="18pt" style:font-size-complex="18pt"/>
    </style:style>
    <style:style style:name="P10" style:family="paragraph">
      <loext:graphic-properties draw:fill="none" draw:fill-color="#ffff00"/>
      <style:paragraph-properties fo:text-align="start" style:writing-mode="lr-tb"/>
      <style:text-properties fo:font-size="9pt"/>
    </style:style>
    <style:style style:name="P11" style:family="paragraph">
      <loext:graphic-properties draw:fill-color="#ffbc7a"/>
      <style:paragraph-properties fo:text-align="center"/>
      <style:text-properties fo:font-size="9pt" style:font-size-asian="18pt" style:font-size-complex="18pt"/>
    </style:style>
    <style:style style:name="P12" style:family="paragraph">
      <loext:graphic-properties draw:fill="solid" draw:fill-color="#ffbc7a"/>
      <style:paragraph-properties fo:text-align="start" style:writing-mode="lr-tb"/>
      <style:text-properties fo:font-size="9pt"/>
    </style:style>
    <style:style style:name="P13" style:family="paragraph">
      <loext:graphic-properties draw:fill-color="#ffc7eb"/>
      <style:paragraph-properties fo:text-align="center"/>
      <style:text-properties fo:font-size="9pt" style:font-size-asian="18pt" style:font-size-complex="18pt"/>
    </style:style>
    <style:style style:name="P14" style:family="paragraph">
      <loext:graphic-properties draw:fill="solid" draw:fill-color="#ffc7eb"/>
      <style:paragraph-properties fo:text-align="start" style:writing-mode="lr-tb"/>
      <style:text-properties fo:font-size="9pt" fo:font-weight="normal" style:font-weight-asian="normal" style:font-weight-complex="normal"/>
    </style:style>
    <style:style style:name="P15" style:family="paragraph">
      <loext:graphic-properties draw:fill-color="#c68eff"/>
      <style:paragraph-properties fo:text-align="center"/>
      <style:text-properties fo:font-size="9pt" style:font-size-asian="18pt" style:font-size-complex="18pt"/>
    </style:style>
    <style:style style:name="P16" style:family="paragraph">
      <loext:graphic-properties draw:fill-color="#9fffff"/>
      <style:paragraph-properties fo:text-align="center"/>
      <style:text-properties fo:font-size="9pt" style:font-size-asian="18pt" style:font-size-complex="18pt"/>
    </style:style>
    <style:style style:name="P17" style:family="paragraph">
      <loext:graphic-properties draw:fill="solid" draw:fill-color="#9fffff"/>
      <style:paragraph-properties fo:text-align="start" style:writing-mode="lr-tb"/>
      <style:text-properties fo:font-size="9pt"/>
    </style:style>
    <style:style style:name="P18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color="#8e03a3" fo:font-size="8pt" style:font-size-asian="18pt" style:font-size-complex="18pt"/>
    </style:style>
    <style:style style:name="P21" style:family="paragraph">
      <style:paragraph-properties fo:text-align="start"/>
    </style:style>
    <style:style style:name="P22" style:family="paragraph">
      <style:paragraph-properties fo:text-align="start" style:writing-mode="lr-tb">
        <style:tab-stops>
          <style:tab-stop style:position="1.799cm"/>
          <style:tab-stop style:position="11.194cm"/>
          <style:tab-stop style:position="12.999cm"/>
        </style:tab-stops>
      </style:paragraph-properties>
    </style:style>
    <style:style style:name="P23" style:family="paragraph">
      <loext:graphic-properties draw:fill-color="#cccccc"/>
      <style:paragraph-properties fo:text-align="start"/>
      <style:text-properties fo:font-size="8pt" style:font-size-asian="8pt" style:font-size-complex="8pt"/>
    </style:style>
    <style:style style:name="P24" style:family="paragraph">
      <style:paragraph-properties fo:margin-left="0cm" fo:margin-right="0cm" fo:text-align="start" fo:text-indent="0cm" style:writing-mode="lr-tb"/>
    </style:style>
    <style:style style:name="P25" style:family="paragraph">
      <loext:graphic-properties draw:fill="solid" draw:fill-color="#c68eff"/>
      <style:paragraph-properties fo:margin-left="0cm" fo:margin-right="0cm" fo:text-align="start" fo:text-indent="0cm" style:writing-mode="lr-tb"/>
      <style:text-properties fo:font-size="9pt" fo:font-weight="normal" style:font-weight-asian="normal" style:font-weight-complex="normal"/>
    </style:style>
    <style:style style:name="P26" style:family="paragraph">
      <style:paragraph-properties fo:margin-left="0cm" fo:margin-right="0cm" fo:text-align="center" fo:text-indent="0cm">
        <style:tab-stops/>
      </style:paragraph-properties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27" style:family="paragraph">
      <loext:graphic-properties draw:fill-color="#5fa5ff"/>
      <style:paragraph-properties fo:margin-left="0cm" fo:margin-right="0cm" fo:text-align="center" fo:text-indent="0cm">
        <style:tab-stops/>
      </style:paragraph-properties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28" style:family="paragraph">
      <style:paragraph-properties fo:text-align="start">
        <style:tab-stops>
          <style:tab-stop style:position="2.097cm"/>
        </style:tab-stops>
      </style:paragraph-properties>
      <style:text-properties fo:font-style="normal" style:text-underline-style="none" style:font-style-asian="normal" style:font-style-complex="normal"/>
    </style:style>
    <style:style style:name="P29" style:family="paragraph">
      <loext:graphic-properties draw:fill="solid" draw:fill-color="#5fa5ff"/>
      <style:paragraph-properties fo:text-align="start" style:writing-mode="lr-tb">
        <style:tab-stops>
          <style:tab-stop style:position="2.097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30" style:family="paragraph">
      <loext:graphic-properties draw:fill-color="#fd7995"/>
      <style:paragraph-properties fo:margin-left="0cm" fo:margin-right="0cm" fo:text-align="center" fo:text-indent="0cm">
        <style:tab-stops/>
      </style:paragraph-properties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31" style:family="paragraph">
      <style:paragraph-properties fo:text-align="start">
        <style:tab-stops>
          <style:tab-stop style:position="2.803cm"/>
        </style:tab-stops>
      </style:paragraph-properties>
      <style:text-properties fo:font-style="normal" style:text-underline-style="none" style:font-style-asian="normal" style:font-style-complex="normal"/>
    </style:style>
    <style:style style:name="P32" style:family="paragraph">
      <loext:graphic-properties draw:fill="solid" draw:fill-color="#fd7995"/>
      <style:paragraph-properties fo:text-align="start" style:writing-mode="lr-tb">
        <style:tab-stops>
          <style:tab-stop style:position="2.803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33" style:family="paragraph">
      <style:paragraph-properties fo:text-align="center">
        <style:tab-stops>
          <style:tab-stop style:position="2.893cm"/>
        </style:tab-stops>
      </style:paragraph-properties>
    </style:style>
    <style:style style:name="P34" style:family="paragraph">
      <loext:graphic-properties draw:fill="solid" draw:fill-color="#fd7995"/>
      <style:paragraph-properties fo:text-align="center" style:writing-mode="lr-tb">
        <style:tab-stops>
          <style:tab-stop style:position="2.893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35" style:family="paragraph">
      <style:paragraph-properties fo:margin-left="0cm" fo:margin-right="0cm" fo:text-align="center" fo:text-indent="0cm">
        <style:tab-stops>
          <style:tab-stop style:position="2.097cm"/>
        </style:tab-stops>
      </style:paragraph-properties>
      <style:text-properties style:font-name="Liberation Sans" fo:font-size="18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36" style:family="paragraph">
      <loext:graphic-properties draw:fill-color="#c68eff"/>
      <style:paragraph-properties fo:margin-left="0cm" fo:margin-right="0cm" fo:text-align="center" fo:text-indent="0cm">
        <style:tab-stops>
          <style:tab-stop style:position="2.097cm"/>
        </style:tab-stops>
      </style:paragraph-properties>
      <style:text-properties style:font-name="Liberation Sans" fo:font-size="18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37" style:family="paragraph">
      <style:paragraph-properties fo:text-align="start">
        <style:tab-stops>
          <style:tab-stop style:position="3.501cm"/>
        </style:tab-stops>
      </style:paragraph-properties>
      <style:text-properties fo:font-style="normal" style:text-underline-style="none" style:font-style-asian="normal" style:font-style-complex="normal"/>
    </style:style>
    <style:style style:name="P38" style:family="paragraph">
      <loext:graphic-properties draw:fill="solid" draw:fill-color="#c68eff"/>
      <style:paragraph-properties fo:text-align="start" style:writing-mode="lr-tb">
        <style:tab-stops>
          <style:tab-stop style:position="3.501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39" style:family="paragraph">
      <loext:graphic-properties draw:fill-color="#ffc7eb"/>
      <style:paragraph-properties fo:margin-left="0cm" fo:margin-right="0cm" fo:text-align="center" fo:text-indent="0cm">
        <style:tab-stops/>
      </style:paragraph-properties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40" style:family="paragraph">
      <style:paragraph-properties fo:text-align="start">
        <style:tab-stops>
          <style:tab-stop style:position="1.601cm"/>
        </style:tab-stops>
      </style:paragraph-properties>
      <style:text-properties fo:font-style="normal" style:text-underline-style="none" style:font-style-asian="normal" style:font-style-complex="normal"/>
    </style:style>
    <style:style style:name="P41" style:family="paragraph">
      <loext:graphic-properties draw:fill="solid" draw:fill-color="#ffc7eb"/>
      <style:paragraph-properties fo:text-align="start" style:writing-mode="lr-tb">
        <style:tab-stops>
          <style:tab-stop style:position="1.601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42" style:family="paragraph">
      <loext:graphic-properties draw:fill-color="#ccf4c6"/>
      <style:paragraph-properties fo:margin-left="0cm" fo:margin-right="0cm" fo:text-align="center" fo:text-indent="0cm">
        <style:tab-stops/>
      </style:paragraph-properties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43" style:family="paragraph">
      <loext:graphic-properties draw:fill="solid" draw:fill-color="#ccf4c6"/>
      <style:paragraph-properties fo:text-align="start" style:writing-mode="lr-tb">
        <style:tab-stops>
          <style:tab-stop style:position="1.601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44" style:family="paragraph">
      <loext:graphic-properties draw:fill-color="#bb9583"/>
      <style:paragraph-properties fo:margin-left="0cm" fo:margin-right="0cm" fo:text-align="center" fo:text-indent="0cm">
        <style:tab-stops/>
      </style:paragraph-properties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45" style:family="paragraph">
      <loext:graphic-properties draw:fill="solid" draw:fill-color="#bb9583"/>
      <style:paragraph-properties fo:text-align="start" style:writing-mode="lr-tb">
        <style:tab-stops>
          <style:tab-stop style:position="1.601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46" style:family="paragraph">
      <style:paragraph-properties fo:text-align="center">
        <style:tab-stops>
          <style:tab-stop style:position="2.097cm"/>
        </style:tab-stops>
      </style:paragraph-properties>
      <style:text-properties fo:font-style="normal" style:text-underline-style="none" style:font-style-asian="normal" style:font-style-complex="normal"/>
    </style:style>
    <style:style style:name="P47" style:family="paragraph">
      <loext:graphic-properties draw:fill-color="#ffbc7a"/>
      <style:paragraph-properties fo:text-align="center">
        <style:tab-stops>
          <style:tab-stop style:position="2.097cm"/>
        </style:tab-stops>
      </style:paragraph-properties>
      <style:text-properties fo:font-style="normal" style:text-underline-style="none" style:font-style-asian="normal" style:font-style-complex="normal"/>
    </style:style>
    <style:style style:name="P48" style:family="paragraph">
      <loext:graphic-properties draw:fill="solid" draw:fill-color="#ffbc7a"/>
      <style:paragraph-properties fo:text-align="start" style:writing-mode="lr-tb">
        <style:tab-stops>
          <style:tab-stop style:position="1.601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49" style:family="paragraph">
      <loext:graphic-properties draw:fill-color="#9fffff"/>
      <style:paragraph-properties fo:margin-left="0cm" fo:margin-right="0cm" fo:text-align="center" fo:text-indent="0cm">
        <style:tab-stops/>
      </style:paragraph-properties>
      <style:text-properties style:font-name="Liberation Sans" fo:font-size="9pt" fo:font-style="normal" style:text-underline-style="none" style:letter-kerning="true" style:font-name-asian="Microsoft YaHei" style:font-size-asian="18pt" style:font-style-asian="normal" style:font-name-complex="Lucida Sans" style:font-size-complex="18pt" style:font-style-complex="normal"/>
    </style:style>
    <style:style style:name="P50" style:family="paragraph">
      <loext:graphic-properties draw:fill="solid" draw:fill-color="#9fffff"/>
      <style:paragraph-properties fo:text-align="start" style:writing-mode="lr-tb">
        <style:tab-stops>
          <style:tab-stop style:position="1.601cm"/>
        </style:tab-stops>
      </style:paragraph-properties>
      <style:text-properties fo:font-size="9pt" fo:font-style="normal" style:text-underline-style="none" style:font-style-asian="normal" style:font-style-complex="normal"/>
    </style:style>
    <style:style style:name="P51" style:family="paragraph">
      <style:paragraph-properties fo:margin-left="0cm" fo:margin-right="0cm" fo:text-align="center" fo:text-indent="0cm">
        <style:tab-stops/>
      </style:paragraph-properties>
      <style:text-properties style:font-name="Liberation Sans" fo:font-size="9pt" style:letter-kerning="true" style:font-name-asian="Microsoft YaHei" style:font-size-asian="18pt" style:font-name-complex="Lucida Sans" style:font-size-complex="18pt"/>
    </style:style>
    <style:style style:name="P52" style:family="paragraph">
      <style:paragraph-properties fo:margin-left="0cm" fo:margin-right="0cm" fo:text-align="center" fo:text-indent="0cm"/>
      <style:text-properties style:font-name="Liberation Sans" fo:font-size="9pt" style:letter-kerning="true" style:font-name-asian="Microsoft YaHei" style:font-size-asian="18pt" style:font-name-complex="Lucida Sans" style:font-size-complex="18pt"/>
    </style:style>
    <style:style style:name="T1" style:family="text">
      <style:text-properties fo:font-size="9pt" style:text-underline-style="solid" style:text-underline-width="auto" style:text-underline-color="font-color" style:font-size-asian="18pt" style:font-size-complex="18pt"/>
    </style:style>
    <style:style style:name="T2" style:family="text">
      <style:text-properties fo:font-size="7pt" fo:font-style="italic" style:text-underline-style="none" style:font-size-asian="7pt" style:font-style-asian="italic" style:font-size-complex="7pt" style:font-style-complex="italic"/>
    </style:style>
    <style:style style:name="T3" style:family="text">
      <style:text-properties fo:font-size="9pt" style:font-size-asian="18pt" style:font-size-complex="18pt"/>
    </style:style>
    <style:style style:name="T4" style:family="text">
      <style:text-properties fo:font-size="9pt" fo:font-style="italic" style:font-size-asian="18pt" style:font-style-asian="italic" style:font-size-complex="18pt" style:font-style-complex="italic"/>
    </style:style>
    <style:style style:name="T5" style:family="text">
      <style:text-properties fo:font-size="9pt" fo:font-weight="normal" style:font-size-asian="18pt" style:font-weight-asian="normal" style:font-size-complex="18pt" style:font-weight-complex="normal"/>
    </style:style>
    <style:style style:name="T6" style:family="text">
      <style:text-properties style:text-position="33% 58%" fo:font-size="9pt" fo:font-weight="normal" style:font-size-asian="18pt" style:font-weight-asian="normal" style:font-size-complex="18pt" style:font-weight-complex="normal"/>
    </style:style>
    <style:style style:name="T7" style:family="text">
      <style:text-properties style:text-position="33% 58%" fo:font-size="9pt" style:font-size-asian="18pt" style:font-size-complex="18pt"/>
    </style:style>
    <style:style style:name="T8" style:family="text">
      <style:text-properties fo:font-size="8pt" fo:font-style="italic" style:font-size-asian="8pt" style:font-style-asian="italic" style:font-size-complex="8pt" style:font-style-complex="italic"/>
    </style:style>
    <style:style style:name="T9" style:family="text">
      <style:text-properties fo:color="#8e03a3" fo:font-size="8pt" style:font-size-asian="18pt" style:font-size-complex="18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fo:font-style="normal" style:font-size-asian="8pt" style:font-style-asian="normal" style:font-size-complex="8pt" style:font-style-complex="normal"/>
    </style:style>
    <style:style style:name="T15" style:family="text">
      <style:text-properties fo:font-size="9pt" fo:font-style="normal" style:text-underline-style="none" style:font-size-asian="18pt" style:font-style-asian="normal" style:font-size-complex="18pt" style:font-style-complex="normal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fo:font-style="italic" style:text-underline-style="none" style:font-size-asian="18pt" style:font-style-asian="italic" style:font-size-complex="18pt" style:font-style-complex="italic"/>
    </style:style>
    <style:style style:name="T18" style:family="text">
      <style:text-properties fo:font-size="7pt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3" xml:id="id4" draw:id="id4" draw:layer="layout" svg:width="5cm" svg:height="3.8cm" svg:x="15.002cm" svg:y="5.665cm">
          <draw:glue-point draw:id="4" svg:x="-4.004cm" svg:y="5.002cm"/>
          <draw:glue-point draw:id="5" svg:x="4.096cm" svg:y="4.957cm"/>
          <text:p text:style-name="P1"><text:span text:style-name="T1">instruments.js</text:span></text:p>
          <text:p text:style-name="P1"><text:span text:style-name="T2">uses functions.js</text:span></text:p>
          <text:p text:style-name="P1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2" draw:text-style-name="P4" xml:id="id17" draw:id="id17" draw:layer="layout" svg:width="3.506cm" svg:height="0.385cm" svg:x="15.152cm" svg:y="6.633cm">
          <text:p text:style-name="P2"><text:span text:style-name="T3">createInstrumentsLis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9" draw:id="id19" draw:layer="layout" svg:width="2.473cm" svg:height="0.385cm" svg:x="15.152cm" svg:y="7.015cm">
          <text:p text:style-name="P2"><text:span text:style-name="T3">useInstrument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8" draw:id="id18" draw:layer="layout" svg:width="5cm" svg:height="3.8cm" svg:x="1.1cm" svg:y="5.665cm">
          <draw:glue-point draw:id="4" svg:x="4.7cm" svg:y="-5.002cm"/>
          <text:p text:style-name="P1"><text:span text:style-name="T1">toolsBar.js</text:span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6" draw:id="id16" draw:layer="layout" svg:width="2.693cm" svg:height="0.385cm" svg:x="1.229cm" svg:y="6.523cm">
          <text:p text:style-name="P2"><text:span text:style-name="T3">displayToolsBar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xml:id="id2" draw:id="id2" draw:layer="layout" svg:width="5cm" svg:height="3.8cm" svg:x="8cm" svg:y="5.649cm">
          <draw:glue-point draw:id="4" svg:x="3.2cm" svg:y="5.002cm"/>
          <draw:glue-point draw:id="5" svg:x="4.7cm" svg:y="5.002cm"/>
          <draw:glue-point draw:id="6" svg:x="4cm" svg:y="5.002cm"/>
          <text:p text:style-name="P1"><text:span text:style-name="T1">buildings.js</text:span></text:p>
          <text:p text:style-name="P1"><text:span text:style-name="T2">uses functions.js</text:span></text:p>
          <text:p text:style-name="P1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xml:id="id21" draw:id="id21" draw:layer="layout" svg:width="3.815cm" svg:height="0.385cm" svg:x="8.155cm" svg:y="7.064cm">
          <text:p text:style-name="P2"><text:span text:style-name="T3">constructBuildingOnTile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20" draw:id="id20" draw:layer="layout" svg:width="3.138cm" svg:height="0.385cm" svg:x="8.155cm" svg:y="6.63cm">
          <text:p text:style-name="P2"><text:span text:style-name="T3">createBuildingsList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9" draw:id="id9" draw:layer="layout" svg:width="5cm" svg:height="3.8cm" svg:x="15cm" svg:y="12.815cm">
          <draw:glue-point draw:id="4" svg:x="-3.9cm" svg:y="5.002cm"/>
          <text:p text:style-name="P1"><text:span text:style-name="T1">map.js</text:span></text:p>
          <text:p text:style-name="P1"><text:span text:style-name="T3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8" draw:text-style-name="P10" xml:id="id7" draw:id="id7" draw:layer="layout" svg:width="2.067cm" svg:height="0.385cm" svg:x="15.15cm" svg:y="15.199cm">
          <text:p text:style-name="P2"><text:span text:style-name="T3">display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5" draw:id="id5" draw:layer="layout" svg:width="1.957cm" svg:height="0.385cm" svg:x="15.15cm" svg:y="14.749cm">
          <text:p text:style-name="P2"><text:span text:style-name="T3">createMap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1" draw:id="id1" draw:layer="layout" svg:width="2.816cm" svg:height="0.385cm" svg:x="15.15cm" svg:y="13.829cm">
          <text:p text:style-name="P2"><text:span text:style-name="T3">renderLineOfTil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xml:id="id3" draw:id="id3" draw:layer="layout" svg:width="3.307cm" svg:height="0.385cm" svg:x="15.15cm" svg:y="14.314cm">
          <text:p text:style-name="P2"><text:span text:style-name="T3">renderColumnOfTile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22" draw:id="id22" draw:layer="layout" svg:width="5cm" svg:height="3.8cm" svg:x="1cm" svg:y="20.149cm">
          <draw:glue-point draw:id="4" svg:x="5.002cm" svg:y="3.686cm"/>
          <text:p text:style-name="P1"><text:span text:style-name="T1">dataCityBar.js</text:span></text:p>
          <text:p text:style-name="P1"><text:span text:style-name="T2">uses functions.js</text:span></text:p>
          <text:p text:style-name="P1"><text:span text:style-name="T4"/></text:p>
          <text:p text:style-name="P2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2" xml:id="id15" draw:id="id15" draw:layer="layout" svg:width="2.617cm" svg:height="0.385cm" svg:x="1.2cm" svg:y="20.999cm">
          <text:p text:style-name="P2"><text:span text:style-name="T3">displayDataBar(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5cm" svg:height="4.851cm" svg:x="7.95cm" svg:y="19.949cm">
          <draw:glue-point draw:id="4" svg:x="5cm" svg:y="4.263cm"/>
          <text:p text:style-name="P1"><text:span text:style-name="T1">data.js</text:span></text:p>
          <text:p text:style-name="P1"><text:span text:style-name="T4">general game data</text:span></text:p>
          <text:p text:style-name="P1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xml:id="id11" draw:id="id11" draw:layer="layout" svg:width="3.168cm" svg:height="0.385cm" svg:x="8.082cm" svg:y="23.3cm">
          <text:p text:style-name="P2"><text:span text:style-name="T5">class ResourcesSet</text:span><text:span text:style-name="T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8" draw:id="id8" draw:layer="layout" svg:width="2.33cm" svg:height="0.385cm" svg:x="8.1cm" svg:y="22.45cm">
          <text:p text:style-name="P2"><text:span text:style-name="T5">class CityMap</text:span><text:span text:style-name="T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10" draw:id="id10" draw:layer="layout" svg:width="1.555cm" svg:height="0.385cm" svg:x="8.1cm" svg:y="22.9cm">
          <text:p text:style-name="P2"><text:span text:style-name="T5">class T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13" draw:id="id13" draw:layer="layout" svg:width="2.858cm" svg:height="0.385cm" svg:x="8.1cm" svg:y="21.55cm">
          <text:p text:style-name="P2"><text:span text:style-name="T5">const building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14" draw:id="id14" draw:layer="layout" svg:width="3.244cm" svg:height="0.385cm" svg:x="8.1cm" svg:y="22.015cm">
          <text:p text:style-name="P2"><text:span text:style-name="T5">const instrument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5" xml:id="id12" draw:id="id12" draw:layer="layout" svg:width="5.55cm" svg:height="3.8cm" svg:x="14.45cm" svg:y="19.849cm">
          <draw:glue-point draw:id="4" svg:x="-5cm" svg:y="-3.421cm"/>
          <draw:glue-point draw:id="5" svg:x="-5.002cm" svg:y="4.607cm"/>
          <text:p text:style-name="P1"><text:span text:style-name="T1">resources.js</text:span></text:p>
          <text:p text:style-name="P1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xml:id="id6" draw:id="id6" draw:layer="layout" svg:width="5cm" svg:height="3.8cm" svg:x="1cm" svg:y="12.815cm">
          <draw:glue-point draw:id="4" svg:x="-5cm" svg:y="-3.947cm"/>
          <draw:glue-point draw:id="5" svg:x="4cm" svg:y="-5.002cm"/>
          <draw:glue-point draw:id="6" svg:x="5cm" svg:y="-3.289cm"/>
          <draw:glue-point draw:id="7" svg:x="5cm" svg:y="-2.105cm"/>
          <draw:glue-point draw:id="8" svg:x="5cm" svg:y="1.142cm"/>
          <draw:glue-point draw:id="9" svg:x="4.5cm" svg:y="4.957cm"/>
          <draw:glue-point draw:id="10" svg:x="5cm" svg:y="3.776cm"/>
          <draw:glue-point draw:id="11" svg:x="3.5cm" svg:y="4.957cm"/>
          <text:p text:style-name="P1"><text:span text:style-name="T1">index.js</text:span></text:p>
          <text:p text:style-name="P1"><text:span text:style-name="T4">playing data</text:span></text:p>
          <text:p text:style-name="P2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2.364cm" svg:height="0.385cm" svg:x="1.15cm" svg:y="14.214cm">
          <text:p text:style-name="P2"><text:span text:style-name="T3">const mapCity</text:span><text:span text:style-name="T7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7" draw:layer="layout" svg:width="3.075cm" svg:height="0.385cm" svg:x="1.15cm" svg:y="14.649cm">
          <text:p text:style-name="P2"><text:span text:style-name="T3">const playingGame</text:span><text:span text:style-name="T7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6.5cm" svg:height="0.45cm" svg:x="6.9cm" svg:y="28.25cm">
          <text:p text:style-name="P1"><text:span text:style-name="T8">Printed on : </text:span><text:span text:style-name="T8"><text:date style:data-style-name="D1" text:date-value="2017-09-27">27/09/2017</text:date></text:span><text:span text:style-name="T8"> - </text:span><text:span text:style-name="T8"><text:time style:data-style-name="T1" text:time-value="00:00:00">15:06:04</text:time></text:span><text:span text:style-name="T8"> (french format)</text:span></text:p>
          <draw:enhanced-geometry svg:viewBox="0 0 21600 21600" draw:type="rectangle" draw:enhanced-path="M 0 0 L 21600 0 21600 21600 0 21600 0 0 Z N"/>
        </draw:custom-shape>
        <draw:connector draw:style-name="gr17" draw:text-style-name="P19" draw:layer="layout" draw:type="lines" draw:line-skew="-0.139cm" svg:x1="15.15cm" svg:y1="14.021cm" svg:x2="12.85cm" svg:y2="9.449cm" draw:start-shape="id1" draw:start-glue-point="3" draw:end-shape="id2" draw:end-glue-point="5" svg:d="M15150 14021h-500l-1800-4071v-501" svg:viewBox="0 0 2301 4573">
          <text:p/>
        </draw:connector>
        <draw:connector draw:style-name="gr17" draw:text-style-name="P19" draw:layer="layout" draw:type="lines" draw:line-skew="0.062cm" svg:x1="15.15cm" svg:y1="14.506cm" svg:x2="12.85cm" svg:y2="9.449cm" draw:start-shape="id3" draw:start-glue-point="3" draw:end-shape="id2" draw:end-glue-point="5" svg:d="M15150 14506h-300l-2000-4556v-501" svg:viewBox="0 0 2301 5058">
          <text:p/>
        </draw:connector>
        <draw:connector draw:style-name="gr17" draw:text-style-name="P19" draw:layer="layout" draw:type="lines" draw:line-skew="0.6cm" svg:x1="17.966cm" svg:y1="14.021cm" svg:x2="19.55cm" svg:y2="9.448cm" draw:start-shape="id1" draw:start-glue-point="1" draw:end-shape="id4" draw:end-glue-point="5" svg:d="M17966 14021h953l631-4055v-518" svg:viewBox="0 0 1585 4574">
          <text:p/>
        </draw:connector>
        <draw:connector draw:style-name="gr17" draw:text-style-name="P19" draw:layer="layout" draw:type="lines" draw:line-skew="0.037cm" svg:x1="18.457cm" svg:y1="14.506cm" svg:x2="19.55cm" svg:y2="9.448cm" draw:start-shape="id3" draw:start-glue-point="1" draw:end-shape="id4" draw:end-glue-point="5" svg:d="M18457 14506h393l700-4540v-518" svg:viewBox="0 0 1094 5059">
          <text:p/>
        </draw:connector>
        <draw:connector draw:style-name="gr17" draw:text-style-name="P19" draw:layer="layout" draw:line-skew="4.009cm" svg:x1="15.15cm" svg:y1="14.941cm" svg:x2="6cm" svg:y2="15.148cm" draw:start-shape="id5" draw:end-shape="id6" draw:end-glue-point="8" svg:d="M15150 14941h-500v207h-8650" svg:viewBox="0 0 9151 208">
          <text:p/>
        </draw:connector>
        <draw:connector draw:style-name="gr17" draw:text-style-name="P19" draw:layer="layout" draw:line-skew="4.009cm" svg:x1="15.15cm" svg:y1="15.391cm" svg:x2="6cm" svg:y2="15.148cm" draw:start-shape="id7" draw:end-shape="id6" draw:end-glue-point="8" svg:d="M15150 15391h-500v-243h-8650" svg:viewBox="0 0 9151 244">
          <text:p/>
        </draw:connector>
        <draw:connector draw:style-name="gr18" draw:text-style-name="P19" draw:layer="layout" draw:type="lines" draw:line-skew="1.798cm" svg:x1="10.43cm" svg:y1="22.642cm" svg:x2="15.55cm" svg:y2="16.615cm" draw:start-shape="id8" draw:start-glue-point="1" draw:end-shape="id9" draw:end-glue-point="4" svg:d="M10430 22642h2299l2821-5526v-501" svg:viewBox="0 0 5121 6028">
          <text:p/>
        </draw:connector>
        <draw:connector draw:style-name="gr18" draw:text-style-name="P19" draw:layer="layout" draw:type="lines" draw:line-skew="2.338cm" svg:x1="9.655cm" svg:y1="23.092cm" svg:x2="15.55cm" svg:y2="16.615cm" draw:start-shape="id10" draw:start-glue-point="1" draw:end-shape="id9" draw:end-glue-point="4" svg:d="M9655 23092h2838l3057-5976v-501" svg:viewBox="0 0 5896 6478">
          <text:p/>
        </draw:connector>
        <draw:connector draw:style-name="gr19" draw:text-style-name="P19" draw:layer="layout" draw:type="lines" svg:x1="11.25cm" svg:y1="23.492cm" svg:x2="14.45cm" svg:y2="23.499cm" draw:start-shape="id11" draw:start-glue-point="1" draw:end-shape="id12" draw:end-glue-point="5" svg:d="M11250 23492h501l2198 7h501" svg:viewBox="0 0 3201 8">
          <text:p/>
        </draw:connector>
        <draw:connector draw:style-name="gr18" draw:text-style-name="P19" draw:layer="layout" draw:type="lines" draw:line-skew="-0.213cm" svg:x1="8.082cm" svg:y1="23.492cm" svg:x2="5.75cm" svg:y2="16.598cm" draw:start-shape="id11" draw:start-glue-point="3" draw:end-shape="id6" draw:end-glue-point="9" svg:d="M8082 23492h-713l-1619-6376v-518" svg:viewBox="0 0 2333 6895">
          <text:p/>
        </draw:connector>
        <draw:connector draw:style-name="gr18" draw:text-style-name="P19" draw:layer="layout" draw:type="lines" draw:line-skew="-0.681cm" svg:x1="8.1cm" svg:y1="21.742cm" svg:x2="5.75cm" svg:y2="16.598cm" draw:start-shape="id13" draw:start-glue-point="3" draw:end-shape="id6" draw:end-glue-point="9" svg:d="M8100 21742h-1181l-1169-4626v-518" svg:viewBox="0 0 2351 5145">
          <text:p/>
        </draw:connector>
        <draw:connector draw:style-name="gr18" draw:text-style-name="P19" draw:layer="layout" draw:type="lines" draw:line-skew="0.6cm" svg:x1="10.958cm" svg:y1="21.742cm" svg:x2="12.1cm" svg:y2="9.449cm" draw:start-shape="id13" draw:start-glue-point="1" draw:end-shape="id2" draw:end-glue-point="4" svg:d="M10958 21742h1102l40-11792v-501" svg:viewBox="0 0 1143 12294">
          <text:p/>
        </draw:connector>
        <draw:connector draw:style-name="gr18" draw:text-style-name="P19" draw:layer="layout" draw:type="lines" draw:line-skew="0.547cm" svg:x1="11.344cm" svg:y1="22.207cm" svg:x2="15.5cm" svg:y2="9.465cm" draw:start-shape="id14" draw:end-shape="id4" draw:end-glue-point="4" svg:d="M11344 22207h1048l3108-12241v-501" svg:viewBox="0 0 4157 12743">
          <text:p/>
        </draw:connector>
        <draw:connector draw:style-name="gr20" draw:text-style-name="P20" draw:layer="layout" draw:type="lines" svg:x1="17.225cm" svg:y1="19.849cm" svg:x2="17.5cm" svg:y2="16.615cm" draw:start-shape="id12" draw:start-glue-point="0" draw:end-shape="id9" draw:end-glue-point="2" svg:d="M17225 19849v-501l275-2232v-501" svg:viewBox="0 0 276 3235">
          <text:p text:style-name="P1"><text:span text:style-name="T9">idea</text:span></text:p>
        </draw:connector>
        <draw:connector draw:style-name="gr21" draw:text-style-name="P19" draw:layer="layout" svg:x1="3.817cm" svg:y1="21.191cm" svg:x2="5.25cm" svg:y2="16.598cm" draw:start-shape="id15" draw:start-glue-point="1" draw:end-shape="id6" draw:end-glue-point="11" svg:d="M3817 21191h1433v-4593" svg:viewBox="0 0 1434 4594">
          <text:p/>
        </draw:connector>
        <draw:connector draw:style-name="gr22" draw:text-style-name="P19" draw:layer="layout" svg:x1="3.922cm" svg:y1="6.715cm" svg:x2="5.5cm" svg:y2="12.815cm" draw:start-shape="id16" draw:start-glue-point="1" draw:end-shape="id6" draw:end-glue-point="5" svg:d="M3922 6715h1578v6100" svg:viewBox="0 0 1579 6101">
          <text:p/>
        </draw:connector>
        <draw:connector draw:style-name="gr23" draw:text-style-name="P19" draw:layer="layout" draw:line-skew="3.458cm -0.665cm" svg:x1="15.152cm" svg:y1="6.825cm" svg:x2="5.95cm" svg:y2="5.665cm" draw:start-shape="id17" draw:start-glue-point="3" draw:end-shape="id18" draw:end-glue-point="4" svg:d="M15152 6825h-1067v-2326h-8135v1166" svg:viewBox="0 0 9203 2327">
          <text:p/>
        </draw:connector>
        <draw:connector draw:style-name="gr23" draw:text-style-name="P19" draw:layer="layout" draw:type="lines" draw:line-skew="-0.639cm 6.249cm" svg:x1="15.152cm" svg:y1="7.207cm" svg:x2="6cm" svg:y2="13.916cm" draw:start-shape="id19" draw:start-glue-point="3" draw:end-shape="id6" draw:end-glue-point="7" svg:d="M15152 7207h-1140l-1262 6709h-6750" svg:viewBox="0 0 9153 6710">
          <text:p/>
        </draw:connector>
        <draw:connector draw:style-name="gr24" draw:text-style-name="P19" draw:layer="layout" draw:type="lines" svg:x1="8.155cm" svg:y1="6.822cm" svg:x2="6.1cm" svg:y2="7.565cm" draw:start-shape="id20" draw:start-glue-point="3" draw:end-shape="id18" svg:d="M8155 6822h-500l-1054 743h-501" svg:viewBox="0 0 2056 744">
          <text:p/>
        </draw:connector>
        <draw:connector draw:style-name="gr24" draw:text-style-name="P19" draw:layer="layout" draw:type="lines" svg:x1="8.155cm" svg:y1="7.256cm" svg:x2="6cm" svg:y2="13.466cm" draw:start-shape="id21" draw:end-shape="id6" draw:end-glue-point="6" svg:d="M8155 7256h-501l-1153 6210h-501" svg:viewBox="0 0 2156 6211">
          <text:p/>
        </draw:connector>
        <draw:connector draw:style-name="gr25" draw:text-style-name="P20" draw:layer="layout" draw:line-skew="1.2cm" svg:x1="17.225cm" svg:y1="23.649cm" svg:x2="3.5cm" svg:y2="23.949cm" draw:start-shape="id12" draw:start-glue-point="2" draw:end-shape="id22" draw:end-glue-point="2" svg:d="M17225 23649v2001h-13725v-1701" svg:viewBox="0 0 13726 2002">
          <text:p text:style-name="P1"><text:span text:style-name="T9">to update</text:span></text:p>
        </draw:connector>
        <draw:connector draw:style-name="gr18" draw:text-style-name="P19" draw:layer="layout" draw:type="lines" draw:line-skew="-0.581cm" svg:x1="8.1cm" svg:y1="22.207cm" svg:x2="5.75cm" svg:y2="16.598cm" draw:start-shape="id14" draw:start-glue-point="3" draw:end-shape="id6" draw:end-glue-point="9" svg:d="M8100 22207h-1081l-1269-5091v-518" svg:viewBox="0 0 2351 5610">
          <text:p/>
        </draw:connector>
        <draw:custom-shape draw:style-name="gr15" draw:text-style-name="P17" draw:layer="layout" svg:width="3.384cm" svg:height="0.385cm" svg:x="1.15cm" svg:y="15.099cm">
          <text:p text:style-name="P2"><text:span text:style-name="T3">const initalResources</text:span><text:span text:style-name="T7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xml:id="id23" draw:id="id23" draw:layer="layout" svg:width="3.075cm" svg:height="0.385cm" svg:x="8.108cm" svg:y="21.114cm">
          <text:p text:style-name="P2"><text:span text:style-name="T5">class PlayingGame</text:span><text:span text:style-name="T6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9" draw:layer="layout" draw:type="lines" draw:line-skew="-0.788cm" svg:x1="8.108cm" svg:y1="21.306cm" svg:x2="5.75cm" svg:y2="16.598cm" draw:start-shape="id23" draw:start-glue-point="3" draw:end-shape="id6" draw:end-glue-point="9" svg:d="M8108 21306h-1289l-1069-4190v-518" svg:viewBox="0 0 2359 4709">
          <text:p/>
        </draw:connector>
        <draw:custom-shape draw:style-name="gr26" draw:text-style-name="P19" draw:layer="layout" svg:width="19cm" svg:height="1.8cm" svg:x="1cm" svg:y="1cm">
          <text:p text:style-name="P1"><text:span text:style-name="T10">Project : import/export</text:span></text:p>
          <text:p text:style-name="P1"><text:span text:style-name="T11">without .css and images</text:span></text:p>
          <text:p text:style-name="P1"><text:span text:style-name="T8">by Juliette-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7" draw:text-style-name="P23" draw:layer="layout" svg:width="19cm" svg:height="1.8cm" svg:x="1cm" svg:y="26.5cm">
            <text:p text:style-name="P21"><text:span text:style-name="T12">Legend</text:span></text:p>
            <text:p text:style-name="P22"><text:span text:style-name="T13">rectangle:</text:span><text:span text:style-name="T13"><text:tab/></text:span><text:span text:style-name="T13">file</text:span><text:span text:style-name="T13"><text:tab/></text:span><text:span text:style-name="T13">function(): </text:span><text:span text:style-name="T13"><text:tab/></text:span><text:span text:style-name="T13">function, omitted parameters</text:span></text:p>
            <text:p text:style-name="P22"><text:span text:style-name="T13">arrow: </text:span><text:span text:style-name="T13"><text:tab/></text:span><text:span text:style-name="T13">class/function/var → used in indicated file (with colors of origin file)</text:span><text:span text:style-name="T13"><text:tab/></text:span><text:span text:style-name="T13">exponent: </text:span><text:span text:style-name="T13"><text:tab/></text:span><text:span text:style-name="T13">number that indicates class of variables</text:span></text:p>
            <text:p text:style-name="P22"><text:span text:style-name="T13">dotted line: </text:span><text:span text:style-name="T13"><text:tab/></text:span><text:span text:style-name="T13">link not yet worked</text:span></text:p>
            <text:p text:style-name="P22"><text:span text:style-name="T8">functions.js</text:span><text:span text:style-name="T14">:</text:span><text:span text:style-name="T14"><text:tab/></text:span><text:span text:style-name="T14">file of independent functions of projec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8" draw:text-style-name="P19" draw:layer="layout" svg:x1="11.85cm" svg:y1="26.68cm" svg:x2="11.85cm" svg:y2="28.12cm">
            <text:p/>
          </draw:line>
        </draw:g>
        <draw:custom-shape draw:style-name="gr29" draw:text-style-name="P25" xml:id="id24" draw:id="id24" draw:layer="layout" svg:width="5.424cm" svg:height="0.385cm" svg:x="14.525cm" svg:y="20.815cm">
          <text:p text:style-name="P24"><text:span text:style-name="T5">updateResourcesAfterConstruction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9" draw:layer="layout" draw:type="lines" svg:x1="14.525cm" svg:y1="21.007cm" svg:x2="12.5cm" svg:y2="9.449cm" draw:start-shape="id24" draw:start-glue-point="3" draw:end-shape="id2" draw:end-glue-point="6" svg:d="M14525 21007h-500l-1525-11057v-501" svg:viewBox="0 0 2026 11559">
          <text:p/>
        </draw:connector>
        <draw:custom-shape draw:style-name="gr12" draw:text-style-name="P14" xml:id="id25" draw:id="id25" draw:layer="layout" svg:width="2.359cm" svg:height="0.385cm" svg:x="8.082cm" svg:y="23.75cm">
          <text:p text:style-name="P2"><text:span text:style-name="T5">const logos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19" draw:layer="layout" draw:type="lines" svg:x1="8.082cm" svg:y1="23.942cm" svg:x2="6cm" svg:y2="23.449cm" draw:start-shape="id25" draw:start-glue-point="3" draw:end-shape="id22" draw:end-glue-point="4" svg:d="M8082 23942h-501l-1080-493h-501" svg:viewBox="0 0 2083 494">
          <text:p/>
        </draw:connector>
        <draw:custom-shape draw:style-name="gr29" draw:text-style-name="P25" xml:id="id26" draw:id="id26" draw:layer="layout" svg:width="3.121cm" svg:height="0.385cm" svg:x="14.525cm" svg:y="21.25cm">
          <text:p text:style-name="P24"><text:span text:style-name="T5">initializeResourc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0" draw:text-style-name="P19" draw:layer="layout" draw:type="lines" draw:line-skew="-0.263cm 4.599cm" svg:x1="14.525cm" svg:y1="21.442cm" svg:x2="6cm" svg:y2="16.149cm" draw:start-shape="id26" draw:start-glue-point="3" draw:end-shape="id6" draw:end-glue-point="10" svg:d="M14525 21442h-765l-2660-5293h-5100" svg:viewBox="0 0 8526 5294">
          <text:p/>
        </draw:connector>
        <draw:connector draw:style-name="gr31" draw:text-style-name="P19" draw:layer="layout" draw:type="lines" draw:line-skew="0.784cm" svg:x1="10.958cm" svg:y1="21.742cm" svg:x2="14.45cm" svg:y2="23.499cm" draw:start-shape="id13" draw:start-glue-point="1" draw:end-shape="id12" draw:end-glue-point="5" svg:d="M10958 21742h1286l1705 1757h501" svg:viewBox="0 0 3493 1758">
          <text:p/>
        </draw:connector>
      </draw:page>
      <draw:page draw:name="page2" draw:style-name="dp1" draw:master-page-name="Standard">
        <draw:custom-shape draw:style-name="gr26" draw:text-style-name="P19" draw:layer="layout" svg:width="19cm" svg:height="1.8cm" svg:x="1cm" svg:y="1.056cm">
          <text:p text:style-name="P1"><text:span text:style-name="T10">Project : classes-objects</text:span></text:p>
          <text:p text:style-name="P1"><text:span text:style-name="T11">data.js</text:span></text:p>
          <text:p text:style-name="P1"><text:span text:style-name="T8">by Juliette-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7" xml:id="id29" draw:id="id29" draw:layer="layout" svg:width="4.05cm" svg:height="2cm" svg:x="1.9cm" svg:y="11.6cm">
          <text:p text:style-name="P26">class Tile</text:p>
          <text:p text:style-name="P26"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6.5cm" svg:height="0.45cm" svg:x="6.901cm" svg:y="28.25cm">
          <text:p text:style-name="P1"><text:span text:style-name="T8">Printed on : </text:span><text:span text:style-name="T8"><text:date style:data-style-name="D1" text:date-value="2017-09-27">27/09/2017</text:date></text:span><text:span text:style-name="T8"> - </text:span><text:span text:style-name="T8"><text:time style:data-style-name="T1" text:time-value="00:00:00">15:06:04</text:time></text:span><text:span text:style-name="T8"> (french format)</text:span></text:p>
          <draw:enhanced-geometry svg:viewBox="0 0 21600 21600" draw:type="rectangle" draw:enhanced-path="M 0 0 L 21600 0 21600 21600 0 21600 0 0 Z N"/>
        </draw:custom-shape>
        <draw:g>
          <draw:custom-shape draw:style-name="gr27" draw:text-style-name="P23" draw:layer="layout" svg:width="19cm" svg:height="1.8cm" svg:x="1.001cm" svg:y="26.5cm">
            <text:p text:style-name="P21"><text:span text:style-name="T12">Legend</text:span></text:p>
            <text:p text:style-name="P22"><text:span text:style-name="T13">rectangle:</text:span><text:span text:style-name="T13"><text:tab/></text:span><text:span text:style-name="T13">clas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8" draw:text-style-name="P19" draw:layer="layout" svg:x1="11.851cm" svg:y1="26.68cm" svg:x2="11.851cm" svg:y2="28.12cm">
            <text:p/>
          </draw:line>
        </draw:g>
        <draw:custom-shape draw:style-name="gr4" draw:text-style-name="P29" draw:layer="layout" svg:width="3.415cm" svg:height="0.385cm" svg:x="2.318cm" svg:y="12.501cm">
          <text:p text:style-name="P28"><text:span text:style-name="T15">background: </text:span><text:span text:style-name="T15"><text:tab/></text:span><text:span text:style-name="T15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9" xml:id="id28" draw:id="id28" draw:layer="layout" svg:width="3.474cm" svg:height="0.385cm" svg:x="2.318cm" svg:y="12.915cm">
          <text:p text:style-name="P28"><text:span text:style-name="T15">building:</text:span><text:span text:style-name="T15"><text:tab/></text:span><text:span text:style-name="T15">Buil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0" xml:id="id37" draw:id="id37" draw:layer="layout" svg:width="5.801cm" svg:height="2.75cm" svg:x="1.2cm" svg:y="5.25cm">
          <text:p text:style-name="P26">class CityMap</text:p>
          <text:p text:style-name="P26"/>
          <draw:enhanced-geometry svg:viewBox="0 0 21600 21600" draw:path-stretchpoint-x="10800" draw:path-stretchpoint-y="10800" draw:text-areas="?f3 ?f4 ?f5 ?f6" draw:mirror-horizontal="false" draw:mirror-vertical="false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2" draw:layer="layout" svg:width="4.121cm" svg:height="0.385cm" svg:x="1.518cm" svg:y="6.151cm">
          <text:p text:style-name="P31"><text:span text:style-name="T15">nbLines: </text:span><text:span text:style-name="T15"><text:tab/></text:span><text:span text:style-name="T15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2" draw:layer="layout" svg:width="4.121cm" svg:height="0.385cm" svg:x="1.518cm" svg:y="6.565cm">
          <text:p text:style-name="P31"><text:span text:style-name="T15">nbColumns:</text:span><text:span text:style-name="T15"><text:tab/></text:span><text:span text:style-name="T15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4" draw:layer="layout" svg:width="4.211cm" svg:height="0.385cm" svg:x="1.518cm" svg:y="7cm">
          <text:p text:style-name="P33"><text:span text:style-name="T15">nbBackgrounds</text:span><text:span text:style-name="T15">:</text:span><text:span text:style-name="T15"><text:tab/></text:span><text:span text:style-name="T15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2" xml:id="id30" draw:id="id30" draw:layer="layout" svg:width="5.433cm" svg:height="0.385cm" svg:x="1.518cm" svg:y="7.465cm">
          <text:p text:style-name="P31"><text:span text:style-name="T15">arrayTiles:</text:span><text:span text:style-name="T15"><text:tab/></text:span><text:span text:style-name="T15">array Tile (2 di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36" draw:layer="layout" svg:width="7.314cm" svg:height="3.7cm" svg:x="11.65cm" svg:y="5.1cm">
          <text:p text:style-name="P35"><text:span text:style-name="T16">class PlayingGame</text:span></text:p>
          <text:p text:style-name="P35"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xml:id="id38" draw:id="id38" draw:layer="layout" svg:width="4.907cm" svg:height="0.385cm" svg:x="11.968cm" svg:y="6.001cm">
          <text:p text:style-name="P37"><text:span text:style-name="T15">cityMap: </text:span><text:span text:style-name="T15"><text:tab/></text:span><text:span text:style-name="T15">City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draw:layer="layout" svg:width="6.613cm" svg:height="0.385cm" svg:x="11.968cm" svg:y="6.415cm">
          <text:p text:style-name="P37"><text:span text:style-name="T15">constrBuildingAccount:</text:span><text:span text:style-name="T15"><text:tab/></text:span><text:span text:style-name="T15">object {attr: number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xml:id="id36" draw:id="id36" draw:layer="layout" svg:width="6.846cm" svg:height="0.385cm" svg:x="11.968cm" svg:y="6.85cm">
          <draw:glue-point draw:id="4" svg:x="-5.001cm" svg:y="-2.389cm"/>
          <draw:glue-point draw:id="5" svg:x="-5.001cm" svg:y="1.506cm"/>
          <text:p text:style-name="P37"><text:span text:style-name="T15">selectedTool:</text:span><text:span text:style-name="T15"><text:tab/></text:span><text:span text:style-name="T15">Instrument or Buil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draw:layer="layout" svg:width="5.818cm" svg:height="0.385cm" svg:x="11.968cm" svg:y="7.315cm">
          <text:p text:style-name="P37"><text:span text:style-name="T15">SelectedTile:</text:span><text:span text:style-name="T15"><text:tab/></text:span><text:span text:style-name="T17">not yet work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draw:layer="layout" svg:width="4.522cm" svg:height="0.385cm" svg:x="11.968cm" svg:y="7.75cm">
          <text:p text:style-name="P37"><text:span text:style-name="T15">typeSelectedTool:</text:span><text:span text:style-name="T15"><text:tab/></text:span><text:span text:style-name="T15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xml:id="id32" draw:id="id32" draw:layer="layout" svg:width="5.746cm" svg:height="0.385cm" svg:x="11.968cm" svg:y="8.215cm">
          <text:p text:style-name="P37"><text:span text:style-name="T15">actualResources:</text:span><text:span text:style-name="T15"><text:tab/></text:span><text:span text:style-name="T15">Resources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9" xml:id="id31" draw:id="id31" draw:layer="layout" svg:width="3.95cm" svg:height="2.8cm" svg:x="15.05cm" svg:y="11.1cm">
          <text:p text:style-name="P26">class ResourcesSet</text:p>
          <text:p text:style-name="P26"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1" draw:layer="layout" svg:width="2.919cm" svg:height="0.385cm" svg:x="15.268cm" svg:y="12.001cm">
          <text:p text:style-name="P40"><text:span text:style-name="T15">food: </text:span><text:span text:style-name="T15"><text:tab/></text:span><text:span text:style-name="T15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1" draw:layer="layout" svg:width="2.919cm" svg:height="0.385cm" svg:x="15.268cm" svg:y="12.45cm">
          <text:p text:style-name="P40"><text:span text:style-name="T15">log: </text:span><text:span text:style-name="T15"><text:tab/></text:span><text:span text:style-name="T15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1" draw:layer="layout" svg:width="2.919cm" svg:height="0.385cm" svg:x="15.268cm" svg:y="12.85cm">
          <text:p text:style-name="P40"><text:span text:style-name="T15">stone: </text:span><text:span text:style-name="T15"><text:tab/></text:span><text:span text:style-name="T15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41" draw:layer="layout" svg:width="2.919cm" svg:height="0.385cm" svg:x="15.268cm" svg:y="13.299cm">
          <text:p text:style-name="P40"><text:span text:style-name="T15">iron: </text:span><text:span text:style-name="T15"><text:tab/></text:span><text:span text:style-name="T15">nu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2" xml:id="id41" draw:id="id41" draw:layer="layout" svg:width="4.2cm" svg:height="2.3cm" svg:x="8.7cm" svg:y="18.5cm">
          <text:p text:style-name="P26">class Image</text:p>
          <text:p text:style-name="P26"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3" xml:id="id39" draw:id="id39" draw:layer="layout" svg:width="3.829cm" svg:height="0.385cm" svg:x="9.018cm" svg:y="19.401cm">
          <text:p text:style-name="P40"><text:span text:style-name="T15">src: </text:span><text:span text:style-name="T15"><text:tab/></text:span><text:span text:style-name="T15">require(string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3" draw:layer="layout" svg:width="2.622cm" svg:height="0.385cm" svg:x="9.018cm" svg:y="19.85cm">
          <text:p text:style-name="P40"><text:span text:style-name="T15">alt: </text:span><text:span text:style-name="T15"><text:tab/></text:span><text:span text:style-name="T15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3" draw:layer="layout" svg:width="2.622cm" svg:height="0.385cm" svg:x="9.018cm" svg:y="20.25cm">
          <text:p text:style-name="P40"><text:span text:style-name="T15">title: </text:span><text:span text:style-name="T15"><text:tab/></text:span><text:span text:style-name="T15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4" xml:id="id27" draw:id="id27" draw:layer="layout" svg:width="4.15cm" svg:height="3.6cm" svg:x="1.886cm" svg:y="16.5cm">
          <text:p text:style-name="P26">class Building</text:p>
          <text:p text:style-name="P26"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5" draw:layer="layout" svg:width="2.622cm" svg:height="0.385cm" svg:x="2.204cm" svg:y="17.401cm">
          <text:p text:style-name="P40"><text:span text:style-name="T15">id: </text:span><text:span text:style-name="T15"><text:tab/></text:span><text:span text:style-name="T15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5" draw:layer="layout" svg:width="2.622cm" svg:height="0.385cm" svg:x="2.204cm" svg:y="17.85cm">
          <text:p text:style-name="P40"><text:span text:style-name="T15">name: </text:span><text:span text:style-name="T15"><text:tab/></text:span><text:span text:style-name="T15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5" draw:layer="layout" svg:width="2.622cm" svg:height="0.385cm" svg:x="2.204cm" svg:y="18.25cm">
          <text:p text:style-name="P40"><text:span text:style-name="T15">descr: </text:span><text:span text:style-name="T15"><text:tab/></text:span><text:span text:style-name="T15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5" xml:id="id42" draw:id="id42" draw:layer="layout" svg:width="2.724cm" svg:height="0.385cm" svg:x="2.204cm" svg:y="18.699cm">
          <text:p text:style-name="P40"><text:span text:style-name="T15">logo: </text:span><text:span text:style-name="T15"><text:tab/></text:span><text:span text:style-name="T15">Im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5" xml:id="id33" draw:id="id33" draw:layer="layout" svg:width="3.846cm" svg:height="0.385cm" svg:x="2.204cm" svg:y="19.093cm">
          <text:p text:style-name="P40"><text:span text:style-name="T15">constr: </text:span><text:span text:style-name="T15"><text:tab/></text:span><text:span text:style-name="T15">Resources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5" xml:id="id34" draw:id="id34" draw:layer="layout" svg:width="3.846cm" svg:height="0.385cm" svg:x="2.204cm" svg:y="19.542cm">
          <text:p text:style-name="P40"><text:span text:style-name="T15">prod: </text:span><text:span text:style-name="T15"><text:tab/></text:span><text:span text:style-name="T15">ResourcesS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47" xml:id="id35" draw:id="id35" draw:layer="layout" svg:width="3.6cm" svg:height="2.85cm" svg:x="15.4cm" svg:y="16.65cm">
          <text:p text:style-name="P46"><text:span text:style-name="T15">class Instrument</text:span></text:p>
          <text:p text:style-name="P46"><text:span text:style-name="T15"/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8" draw:layer="layout" svg:width="2.622cm" svg:height="0.385cm" svg:x="15.718cm" svg:y="17.551cm">
          <text:p text:style-name="P40"><text:span text:style-name="T15">id: </text:span><text:span text:style-name="T15"><text:tab/></text:span><text:span text:style-name="T15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8" draw:layer="layout" svg:width="2.622cm" svg:height="0.385cm" svg:x="15.718cm" svg:y="18cm">
          <text:p text:style-name="P40"><text:span text:style-name="T15">name: </text:span><text:span text:style-name="T15"><text:tab/></text:span><text:span text:style-name="T15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8" draw:layer="layout" svg:width="2.622cm" svg:height="0.385cm" svg:x="15.718cm" svg:y="18.4cm">
          <text:p text:style-name="P40"><text:span text:style-name="T15">descr: </text:span><text:span text:style-name="T15"><text:tab/></text:span><text:span text:style-name="T15">str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8" xml:id="id40" draw:id="id40" draw:layer="layout" svg:width="2.724cm" svg:height="0.385cm" svg:x="15.718cm" svg:y="18.849cm">
          <text:p text:style-name="P40"><text:span text:style-name="T15">logo: </text:span><text:span text:style-name="T15"><text:tab/></text:span><text:span text:style-name="T15">Im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9" draw:layer="layout" svg:width="4.2cm" svg:height="1.55cm" svg:x="8.6cm" svg:y="22.3cm">
          <text:p text:style-name="P26">const logosList</text:p>
          <text:p text:style-name="P1"><text:span text:style-name="T18">object</text:span></text:p>
          <text:p text:style-name="P26"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0" xml:id="id44" draw:id="id44" draw:layer="layout" svg:width="2.724cm" svg:height="0.385cm" svg:x="8.918cm" svg:y="23.301cm">
          <text:p text:style-name="P40"><text:span text:style-name="T15">attr: </text:span><text:span text:style-name="T15"><text:tab/></text:span><text:span text:style-name="T15">Im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9" draw:layer="layout" svg:width="4.2cm" svg:height="1.55cm" svg:x="13.7cm" svg:y="22.3cm">
          <text:p text:style-name="P51">const instrumentsList</text:p>
          <text:p text:style-name="P1"><text:span text:style-name="T18">object</text:span></text:p>
          <text:p text:style-name="P26"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0" xml:id="id45" draw:id="id45" draw:layer="layout" svg:width="3.346cm" svg:height="0.385cm" svg:x="14.018cm" svg:y="23.301cm">
          <text:p text:style-name="P40"><text:span text:style-name="T15">attr: </text:span><text:span text:style-name="T15"><text:tab/></text:span><text:span text:style-name="T15">Instr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9" draw:layer="layout" svg:width="4.2cm" svg:height="1.55cm" svg:x="3.45cm" svg:y="22.3cm">
          <text:p text:style-name="P26">const buildingsList</text:p>
          <text:p text:style-name="P52"><text:span text:style-name="T18">object</text:span></text:p>
          <text:p text:style-name="P26"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0" xml:id="id43" draw:id="id43" draw:layer="layout" svg:width="2.978cm" svg:height="0.385cm" svg:x="3.768cm" svg:y="23.301cm">
          <text:p text:style-name="P40"><text:span text:style-name="T15">attr: </text:span><text:span text:style-name="T15"><text:tab/></text:span><text:span text:style-name="T15">Buil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19" draw:layer="layout" draw:line-skew="0.862cm" svg:x1="6.036cm" svg:y1="18.3cm" svg:x2="5.792cm" svg:y2="13.107cm" draw:start-shape="id27" draw:start-glue-point="1" draw:end-shape="id28" draw:end-glue-point="1" svg:d="M6036 18300h1364v-5193h-1608" svg:viewBox="0 0 1609 5194">
          <text:p/>
        </draw:connector>
        <draw:connector draw:style-name="gr22" draw:text-style-name="P19" draw:layer="layout" svg:x1="1.9cm" svg:y1="12.6cm" svg:x2="1.518cm" svg:y2="7.657cm" draw:start-shape="id29" draw:start-glue-point="3" draw:end-shape="id30" draw:end-glue-point="3" svg:d="M1900 12600h-883v-4943h501" svg:viewBox="0 0 884 4944">
          <text:p/>
        </draw:connector>
        <draw:connector draw:style-name="gr18" draw:text-style-name="P19" draw:layer="layout" svg:x1="19cm" svg:y1="12.5cm" svg:x2="17.714cm" svg:y2="8.407cm" draw:start-shape="id31" draw:end-shape="id32" draw:end-glue-point="1" svg:d="M19000 12500h502v-4093h-1788" svg:viewBox="0 0 1789 4094">
          <text:p/>
        </draw:connector>
        <draw:connector draw:style-name="gr18" draw:text-style-name="P19" draw:layer="layout" draw:line-skew="-2.65cm" svg:x1="15.05cm" svg:y1="12.5cm" svg:x2="6.05cm" svg:y2="19.285cm" draw:start-shape="id31" draw:start-glue-point="3" draw:end-shape="id33" draw:end-glue-point="1" svg:d="M15050 12500h-7150v6785h-1850" svg:viewBox="0 0 9001 6786">
          <text:p/>
        </draw:connector>
        <draw:connector draw:style-name="gr18" draw:text-style-name="P19" draw:layer="layout" draw:line-skew="-2.65cm" svg:x1="15.05cm" svg:y1="12.5cm" svg:x2="6.05cm" svg:y2="19.734cm" draw:start-shape="id31" draw:start-glue-point="3" draw:end-shape="id34" svg:d="M15050 12500h-7150v7234h-1850" svg:viewBox="0 0 9001 7235">
          <text:p/>
        </draw:connector>
        <draw:connector draw:style-name="gr21" draw:text-style-name="P19" draw:layer="layout" draw:line-skew="-0.767cm" svg:x1="15.4cm" svg:y1="18.075cm" svg:x2="11.968cm" svg:y2="7.099cm" draw:start-shape="id35" draw:end-shape="id36" draw:end-glue-point="5" svg:d="M15400 18075h-4700v-10976h1268" svg:viewBox="0 0 4701 10977">
          <text:p/>
        </draw:connector>
        <draw:connector draw:style-name="gr23" draw:text-style-name="P19" draw:layer="layout" svg:x1="7.001cm" svg:y1="6.625cm" svg:x2="11.968cm" svg:y2="6.193cm" draw:start-shape="id37" draw:start-glue-point="1" draw:end-shape="id38" draw:end-glue-point="3" svg:d="M7001 6625h2484v-432h2483" svg:viewBox="0 0 4968 433">
          <text:p/>
        </draw:connector>
        <draw:connector draw:style-name="gr17" draw:text-style-name="P19" draw:layer="layout" svg:x1="12.847cm" svg:y1="19.593cm" svg:x2="15.718cm" svg:y2="19.041cm" draw:start-shape="id39" draw:start-glue-point="1" draw:end-shape="id40" draw:end-glue-point="3" svg:d="M12847 19593h1436v-552h1435" svg:viewBox="0 0 2872 553">
          <text:p/>
        </draw:connector>
        <draw:connector draw:style-name="gr17" draw:text-style-name="P19" draw:layer="layout" draw:line-skew="1.386cm" svg:x1="8.7cm" svg:y1="19.65cm" svg:x2="4.928cm" svg:y2="18.891cm" draw:start-shape="id41" draw:start-glue-point="3" draw:end-shape="id42" draw:end-glue-point="1" svg:d="M8700 19650h-500v-759h-3272" svg:viewBox="0 0 3773 760">
          <text:p/>
        </draw:connector>
        <draw:connector draw:style-name="gr24" draw:text-style-name="P19" draw:layer="layout" draw:line-skew="0.115cm" svg:x1="1.886cm" svg:y1="18.3cm" svg:x2="3.768cm" svg:y2="23.493cm" draw:start-shape="id27" draw:start-glue-point="3" draw:end-shape="id43" draw:end-glue-point="3" svg:d="M1886 18300h-386v5193h2268" svg:viewBox="0 0 2269 5194">
          <text:p/>
        </draw:connector>
        <draw:connector draw:style-name="gr17" draw:text-style-name="P19" draw:layer="layout" draw:line-skew="-0.901cm -0.268cm" svg:x1="10.8cm" svg:y1="20.8cm" svg:x2="8.918cm" svg:y2="23.493cm" draw:start-shape="id41" draw:start-glue-point="2" draw:end-shape="id44" draw:end-glue-point="3" svg:d="M10800 20800v350h-2650v2343h768" svg:viewBox="0 0 2651 2694">
          <text:p/>
        </draw:connector>
        <draw:connector draw:style-name="gr21" draw:text-style-name="P19" draw:layer="layout" svg:x1="19cm" svg:y1="18.075cm" svg:x2="17.364cm" svg:y2="23.493cm" draw:start-shape="id35" draw:end-shape="id45" draw:end-glue-point="1" svg:d="M19000 18075h502v5418h-2138" svg:viewBox="0 0 2139 5419">
          <text:p/>
        </draw:connector>
        <draw:connector draw:style-name="gr24" draw:text-style-name="P19" draw:layer="layout" draw:line-skew="-1.603cm" svg:x1="6.036cm" svg:y1="18.3cm" svg:x2="11.968cm" svg:y2="6.951cm" draw:start-shape="id27" draw:end-shape="id36" draw:end-glue-point="4" svg:d="M6036 18300h1364v-11349h4568" svg:viewBox="0 0 5933 113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2" draw:display-name="Extrémités de flèche 2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" fo:font-family="Calibri" style:font-family-generic="swiss" style:font-pitch="variable" fo:font-size="10pt" fo:language="none" fo:country="none" style:font-name-asian="Calibri" style:font-family-asian="Calibri" style:font-family-generic-asian="swiss" style:font-pitch-asian="variable" style:font-size-asian="10pt" style:language-asian="none" style:country-asian="none" style:font-name-complex="Calibri" style:font-family-complex="Calibri" style:font-family-generic-complex="swiss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11:42:45.914000000</meta:creation-date>
    <dc:date>2017-09-27T15:06:03.507000000</dc:date>
    <meta:editing-duration>PT5H3M24S</meta:editing-duration>
    <meta:editing-cycles>85</meta:editing-cycles>
    <meta:generator>LibreOffice/5.3.6.1$Windows_x86 LibreOffice_project/686f202eff87ef707079aeb7f485847613344eb7</meta:generator>
    <meta:print-date>2017-09-24T18:26:30.836000000</meta:print-date>
    <meta:document-statistic meta:object-count="122"/>
  </office:meta>
</office:document-meta>
</file>